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Heading_20_2">
      <style:paragraph-properties fo:text-align="center" style:justify-single-word="false"/>
      <style:text-properties officeooo:rsid="002dd1a1" officeooo:paragraph-rsid="00346156"/>
    </style:style>
    <style:style style:name="P4" style:family="paragraph" style:parent-style-name="Heading_20_2">
      <style:paragraph-properties fo:text-align="center" style:justify-single-word="false" fo:break-before="page"/>
      <style:text-properties officeooo:rsid="002dd1a1" officeooo:paragraph-rsid="003e4521"/>
    </style:style>
    <style:style style:name="P5" style:family="paragraph" style:parent-style-name="Topic-header">
      <style:text-properties officeooo:rsid="0041b5fc" officeooo:paragraph-rsid="0041b5fc"/>
    </style:style>
    <style:style style:name="P6" style:family="paragraph" style:parent-style-name="Source-line">
      <style:text-properties officeooo:paragraph-rsid="0041b5fc"/>
    </style:style>
    <style:style style:name="P7" style:family="paragraph" style:parent-style-name="Indented-Text-Body">
      <style:text-properties officeooo:paragraph-rsid="0041b5fc"/>
    </style:style>
    <style:style style:name="P8" style:family="paragraph" style:parent-style-name="Indented-Text-Body">
      <style:text-properties officeooo:rsid="0041b5fc" officeooo:paragraph-rsid="0041b5fc"/>
    </style:style>
    <style:style style:name="P9" style:family="paragraph" style:parent-style-name="Indented-Text-Body">
      <style:text-properties fo:font-style="italic" officeooo:rsid="0041b5fc" officeooo:paragraph-rsid="0041b5fc" style:font-style-asian="italic" style:font-style-complex="italic"/>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fo:letter-spacing="normal"/>
    </style:style>
    <style:style style:name="T8" style:family="text">
      <style:text-properties fo:font-variant="normal" fo:text-transform="none" fo:color="#222222" fo:letter-spacing="normal" officeooo:rsid="003a2fad"/>
    </style:style>
    <style:style style:name="T9" style:family="text">
      <style:text-properties fo:font-style="italic" style:font-style-asian="italic" style:font-style-complex="italic"/>
    </style:style>
    <style:style style:name="T10" style:family="text">
      <style:text-properties fo:font-style="italic" officeooo:rsid="0036d2e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393a25" style:font-weight-asian="normal" style:font-weight-complex="normal"/>
    </style:style>
    <style:style style:name="T14" style:family="text">
      <style:text-properties fo:font-weight="normal" officeooo:rsid="0036d2e7" style:font-weight-asian="normal" style:font-weight-complex="normal"/>
    </style:style>
    <style:style style:name="T15" style:family="text">
      <style:text-properties officeooo:rsid="002f97ac"/>
    </style:style>
    <style:style style:name="T16" style:family="text">
      <style:text-properties officeooo:rsid="0030ba90"/>
    </style:style>
    <style:style style:name="T17" style:family="text">
      <style:text-properties officeooo:rsid="0032948f"/>
    </style:style>
    <style:style style:name="T18" style:family="text">
      <style:text-properties officeooo:rsid="00352078"/>
    </style:style>
    <style:style style:name="T19" style:family="text">
      <style:text-properties officeooo:rsid="0036d2e7"/>
    </style:style>
    <style:style style:name="T20" style:family="text">
      <style:text-properties officeooo:rsid="00394c53"/>
    </style:style>
    <style:style style:name="T21" style:family="text">
      <style:text-properties officeooo:rsid="003a3141"/>
    </style:style>
    <style:style style:name="T22" style:family="text">
      <style:text-properties officeooo:rsid="00393a25"/>
    </style:style>
    <style:style style:name="T23" style:family="text">
      <style:text-properties officeooo:rsid="0041b5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Topic-header">Did you feel good or peaceful? <text:s/>Did you pray with a sincere heart? <text:s/>Did you pray with real intent? <text:s/>With faith in Christ? <text:s/>Did you ponder on the mercy of God first? <text:s/>Did you read the Bible first?</text:p>
      <text:p text:style-name="Source-line"><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Indented-Text-Body">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Indented-Text-Body">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Indented-Text-Body">5 And by the power of the Holy Ghost ye may know the truth of all things.</text:p>
      <text:p text:style-name="Source-line"><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Indented-Text-Body">One afternoon they [the missionaries] asked me, “Have you prayed to find out if what we are teaching you is true?”</text:p>
      <text:p text:style-name="Indented-Text-Body">I told them I had but had not obtained any answer.</text:p>
      <text:p text:style-name="Indented-Text-Body">“You must pray with real intent,” they said.</text:p>
      <text:p text:style-name="Topic-header">Why would God answer when you took not thought except to ask.</text:p>
      <text:p text:style-name="Source-line"><text:a xlink:type="simple" xlink:href="https://www.lds.org/scriptures/dc-testament/dc/9.7?lang=eng" text:style-name="Internet_20_link" text:visited-style-name="Visited_20_Internet_20_Link">Doctrine &amp; Covenants 9:7</text:a></text:p>
      <text:p text:style-name="Indented-Text-Body">7 Behold, you have not understood; you have supposed that I would give it unto you, when you took no thought save it was to ask me.</text:p>
      <text:p text:style-name="Topic-header"><text:span text:style-name="T18">Have you prayed tens or hundreds of times? <text:s/></text:span>Keep trying!! God will answer your prayer! <text:s/><text:span text:style-name="T17">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text:soft-page-break/>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2">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9">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6">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1">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text:soft-page-break/>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5">You’ve always known</text:span></text:a><text:span text:style-name="T15">.”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5">Don’t ever accept no for an answer...Ask 3 or 4 times in different ways.</text:p>
      <text:p text:style-name="P6"><text:a xlink:type="simple" xlink:href="https://mormonleaks.io/wiki/index.php?title=File:Utah_Areas_Annual_Mission_Presidents_Seminar-2015-09-09.pdf" text:style-name="Internet_20_link" text:visited-style-name="Visited_20_Internet_20_Link"><text:span text:style-name="T23">Utah Areas Annual Mission Presidents Seminar</text:span></text:a><text:span text:style-name="T23">. </text:span>Sep 2015.</text:p>
      <text:p text:style-name="P9">[Depicts the general attitude of missionaries to negative responses to any part of their message or invitations to make the next commitment.]</text:p>
      <text:p text:style-name="P8">They will get to yes one no at a time: a. <text:span text:style-name="T9">Don’t ever accept no for an answer.</text:span> b. Help them build faith beyond the first no. c. <text:span text:style-name="T9">Ask three or four times in different ways.</text:span> d. Do something positively different (e.g. after the last no, ask if “we can sing you a song” or “show you a picture of their family”) after the third or fourth no.</text:p>
      <text:h text:style-name="P4"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19">What do Do When You Have Questions</text:span></text:a>”. <text:span text:style-name="T19">Ensign</text:span>. <text:span text:style-name="T19">May 2012 (quoting Howard W. Hunter, Oct 1960 General Conference; Also quoted in Teachings of Presidents of the Church: Howard W. Hunter, ch 21). Emphasis added.</text:span></text:p>
      <text:p text:style-name="Indented-Text-Body"><text:bookmark text:name="p82"/><text:span text:style-name="T19">I have sympathy for young men and young women when </text:span><text:span text:style-name="T10">honest doubts</text:span><text:span text:style-name="T19"> enter their minds and they engage in the great conflict of resolving doubts. </text:span><text:span text:style-name="T10">These doubts can be resolved, if they have an honest desire to know the truth</text:span><text:span text:style-name="T19">, by exercising moral, spiritual, and mental effort. </text:span><text:span text:style-name="T10">They will emerge from the conflict into a firmer, stronger, larger faith because of the struggle</text:span><text:span text:style-name="T19">.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0">A Pattern for Learning Spiritual Things</text:span></text:a>”. <text:span text:style-name="T20">Seminaries and Institutes of Religion Satellite Broadcast</text:span>. <text:span text:style-name="T20">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1">Will You Engage in the Wrestle?</text:span></text:a>”. <text:span text:style-name="T21">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19">What to Do When You Have Questions</text:span></text:a><text:span text:style-name="T19">.”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2">When Doubts and Questions Arise</text:span></text:a>”. <text:span text:style-name="T19">Ensign</text:span>. <text:span text:style-name="T22">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2">“</text:span><text:a xlink:type="simple" xlink:href="https://www.lds.org/ensign/2015/03/when-doubts-and-questions-arise?lang=eng" text:style-name="Internet_20_link" text:visited-style-name="Visited_20_Internet_20_Link"><text:span text:style-name="T13">When Doubts and Questions Arise</text:span></text:a><text:span text:style-name="T12">”. </text:span><text:span text:style-name="T14">Ensign</text:span><text:span text:style-name="T12">. </text:span><text:span text:style-name="T13">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1">Come, Join with Us</text:span></text:a>”. <text:span text:style-name="T21">Dieter F. Uchtdorf. Oct 2013 General Conference. </text:span></text:p>
      <text:p text:style-name="Indented-Text-Body">… doubt your doubts before you doubt your fa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loext: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loext: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4-01T13:19:50.144796862</dc:date>
    <meta:editing-duration>PT1H43M53S</meta:editing-duration>
    <meta:editing-cycles>37</meta:editing-cycles>
    <meta:generator>LibreOffice/5.3.0.3$Linux_X86_64 LibreOffice_project/30m0$Build-3</meta:generator>
    <meta:document-statistic meta:table-count="0" meta:image-count="0" meta:object-count="0" meta:page-count="5" meta:paragraph-count="69" meta:word-count="1932" meta:character-count="10783" meta:non-whitespace-character-count="8911"/>
  </office:meta>
</office:document-meta>
</file>